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392A5B47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mily-generic="modern"/>
    <style:font-face style:name="OpenSymbol" svg:font-family="OpenSymbol,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8125in" table:align="left" style:writing-mode="lr-tb"/>
    </style:style>
    <style:style style:name="Table1.A" style:family="table-column">
      <style:table-column-properties style:column-width="6.8125in"/>
    </style:style>
    <style:style style:name="Table1.1" style:family="table-row">
      <style:table-row-properties style:keep-together="true" fo:keep-together="auto"/>
    </style:style>
    <style:style style:name="Table1.A1" style:family="table-cell">
      <style:table-cell-properties style:vertical-align="top" fo:padding="0in" fo:border="0.0139in solid #0000ff" style:writing-mode="lr-tb"/>
    </style:style>
    <style:style style:name="Table1.A2" style:family="table-cell">
      <style:table-cell-properties style:vertical-align="top" fo:padding="0in" fo:border-left="0.0139in solid #0000ff" fo:border-right="0.0139in solid #0000ff" fo:border-top="0.0139in solid #0000ff" fo:border-bottom="none" style:writing-mode="lr-tb"/>
    </style:style>
    <style:style style:name="Table1.A3" style:family="table-cell">
      <style:table-cell-properties style:vertical-align="top" fo:padding="0in" fo:border-left="0.0139in solid #0000ff" fo:border-right="0.0139in solid #0000ff" fo:border-top="none" fo:border-bottom="none" style:writing-mode="lr-tb"/>
    </style:style>
    <style:style style:name="Table1.A4" style:family="table-cell">
      <style:table-cell-properties style:vertical-align="top" fo:padding="0in" fo:border-left="0.0139in solid #0000ff" fo:border-right="0.0139in solid #0000ff" fo:border-top="none" fo:border-bottom="0.0139in solid #0000ff" style:writing-mode="lr-tb"/>
    </style:style>
    <style:style style:name="Table2" style:family="table">
      <style:table-properties style:width="6.8021in" table:align="left" style:writing-mode="lr-tb"/>
    </style:style>
    <style:style style:name="Table2.A" style:family="table-column">
      <style:table-column-properties style:column-width="1.375in"/>
    </style:style>
    <style:style style:name="Table2.B" style:family="table-column">
      <style:table-column-properties style:column-width="5.4271in"/>
    </style:style>
    <style:style style:name="Table2.1" style:family="table-row">
      <style:table-row-properties style:keep-together="true" fo:keep-together="auto"/>
    </style:style>
    <style:style style:name="Table2.A1" style:family="table-cell">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3" style:family="table">
      <style:table-properties style:width="6.7625in" table:align="left" style:writing-mode="lr-tb"/>
    </style:style>
    <style:style style:name="Table3.A" style:family="table-column">
      <style:table-column-properties style:column-width="1.375in"/>
    </style:style>
    <style:style style:name="Table3.B" style:family="table-column">
      <style:table-column-properties style:column-width="5.3875in"/>
    </style:style>
    <style:style style:name="Table3.1" style:family="table-row">
      <style:table-row-properties style:keep-together="true" fo:keep-together="auto"/>
    </style:style>
    <style:style style:name="Table3.A1" style:family="table-cell">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P4" style:family="paragraph" style:parent-style-name="Header">
      <style:text-properties fo:language="zxx" fo:country="none" style:language-asian="zxx" style:country-asian="none"/>
    </style:style>
    <style:style style:name="P5" style:family="paragraph" style:parent-style-name="Standard">
      <style:paragraph-properties fo:break-before="page"/>
    </style:style>
    <style:style style:name="P6" style:family="paragraph" style:parent-style-name="Body">
      <style:paragraph-properties fo:break-before="page"/>
    </style:style>
    <style:style style:name="P7" style:family="paragraph" style:parent-style-name="Code">
      <style:paragraph-properties fo:break-before="page"/>
    </style:style>
    <style:style style:name="P8" style:family="paragraph" style:parent-style-name="Text_20_body">
      <style:paragraph-properties fo:break-before="page"/>
    </style:style>
    <style:style style:name="P9" style:family="paragraph" style:parent-style-name="ModuleName">
      <style:text-properties style:font-size-complex="36pt"/>
    </style:style>
    <style:style style:name="P10" style:family="paragraph" style:parent-style-name="ModuleCode">
      <style:paragraph-properties style:snap-to-layout-grid="false"/>
    </style:style>
    <style:style style:name="P11" style:family="paragraph" style:parent-style-name="ModuleCode">
      <style:paragraph-properties style:snap-to-layout-grid="false"/>
      <style:text-properties fo:font-size="48pt" style:font-size-asian="48pt" style:font-size-complex="48pt"/>
    </style:style>
    <style:style style:name="P12" style:family="paragraph" style:parent-style-name="ChapterName">
      <style:paragraph-properties style:snap-to-layout-grid="false"/>
    </style:style>
    <style:style style:name="P13" style:family="paragraph" style:parent-style-name="Code">
      <style:text-properties fo:font-weight="bold" style:font-weight-asian="bold"/>
    </style:style>
    <style:style style:name="P14" style:family="paragraph" style:parent-style-name="Code">
      <style:text-properties fo:font-weight="normal" style:font-weight-asian="normal" style:font-weight-complex="normal"/>
    </style:style>
    <style:style style:name="P15" style:family="paragraph" style:parent-style-name="Code">
      <style:paragraph-properties fo:margin-left="0in" fo:margin-right="0in" fo:text-indent="0.5in" style:auto-text-indent="false"/>
    </style:style>
    <style:style style:name="P16" style:family="paragraph" style:parent-style-name="Body">
      <style:text-properties fo:font-style="normal" style:font-style-asian="normal" style:font-style-complex="normal"/>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style="italic" style:font-style-asian="italic" style:font-style-complex="italic"/>
    </style:style>
    <style:style style:name="P19" style:family="paragraph" style:parent-style-name="Example">
      <style:text-properties fo:font-weight="normal" style:font-weight-asian="normal" style:font-weight-complex="normal"/>
    </style:style>
    <style:style style:name="P20" style:family="paragraph" style:parent-style-name="Standard" style:master-page-name="First_20_Page">
      <style:paragraph-properties style:page-number="auto"/>
    </style:style>
    <style:style style:name="P21" style:family="paragraph" style:parent-style-name="Normal">
      <style:paragraph-properties fo:break-before="page"/>
    </style:style>
    <style:style style:name="T1" style:family="text">
      <style:text-properties fo:color="#ff0000" fo:font-size="16pt" style:font-size-asian="16pt" style:font-name-complex="Verdan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Standard"/>
      <text:p text:style-name="Code">CSC-200</text:p>
      <text:p text:style-name="Standard"/>
      <table:table table:name="Table1" table:style-name="Table1">
        <table:table-column table:style-name="Table1.A"/>
        <table:table-row table:style-name="Table1.1">
          <table:table-cell table:style-name="Table1.A1" office:value-type="string">
            <text:p text:style-name="ModuleCode">Module 4</text:p>
          </table:table-cell>
        </table:table-row>
        <table:table-row table:style-name="Table1.1">
          <table:table-cell table:style-name="Table1.A2" office:value-type="string">
            <text:p text:style-name="P10"/>
          </table:table-cell>
        </table:table-row>
        <table:table-row table:style-name="Table1.1">
          <table:table-cell table:style-name="Table1.A3" office:value-type="string">
            <text:p text:style-name="P9">Implementing</text:p>
            <text:p text:style-name="P9">File &amp; Database Access</text:p>
          </table:table-cell>
        </table:table-row>
        <table:table-row table:style-name="Table1.1">
          <table:table-cell table:style-name="Table1.A4" office:value-type="string">
            <text:p text:style-name="P1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opyright">Copyright ©</text:p>
      <text:p text:style-name="Copyright">Symbolicon Systems</text:p>
      <text:p text:style-name="Copyright">2008 – 2025</text:p>
      <text:p text:style-name="P5"/>
      <table:table table:name="Table2" table:style-name="Table2">
        <table:table-column table:style-name="Table2.A"/>
        <table:table-column table:style-name="Table2.B"/>
        <table:table-row table:style-name="Table2.1">
          <table:table-cell table:style-name="Table2.A1" office:value-type="string">
            <text:p text:style-name="ChapterCode">1</text:p>
          </table:table-cell>
          <table:table-cell table:style-name="Table2.B1" office:value-type="string">
            <text:p text:style-name="P12"/>
            <text:p text:style-name="ChapterName">File Access</text:p>
          </table:table-cell>
        </table:table-row>
      </table:table>
      <text:p text:style-name="Standard"/>
      <text:p text:style-name="Section">1.1<text:tab/>Directory Class</text:p>
      <text:p text:style-name="Standard"/>
      <text:p text:style-name="Body">Use <text:span text:style-name="T2">Directory</text:span> class to examine and manage directories on a file system. There are methods are to create and delete a directory or get or set current directory and retrieve a list of files in the directory or a list of sub-directories. Note that because control characters can be inserted in C# strings you need to use double backslashes (\\) instead of one to indicate a separator instead of a control code. You can also place <text:span text:style-name="T2">@</text:span> character in front to tell the C# compiler that there are no control characters inside a string so the backlash becomes a normal character. Note that file access classes are defined in <text:span text:style-name="T2">System.IO</text:span> namespace. To get more information about a file or directory. If you need to obtain more information or perform directory operations using objects, then create a <text:span text:style-name="T3">DirectoryInfo</text:span> object using the directory name.</text:p>
      <text:p text:style-name="Standard"/>
      <text:p text:style-name="Example">Accessing directories: Directory1\Program.cs</text:p>
      <text:p text:style-name="Standard"/>
      <text:p text:style-name="Code">string path = @"C:\Windows";</text:p>
      <text:p text:style-name="Code">string [] files = Directory.GetFiles(path);</text:p>
      <text:p text:style-name="Code">string [] directories = Directory.GetDirectories(path);</text:p>
      <text:p text:style-name="Code">foreach(string item in files) Console.WriteLine(item);</text:p>
      <text:p text:style-name="Code">foreach(string item in directories) Console.WriteLine(item);</text:p>
      <text:p text:style-name="Code">string source = @"C:\CSDEV\ABC";</text:p>
      <text:p text:style-name="Code">string target = @"C:\ABC";</text:p>
      <text:p text:style-name="Code">Directory.CreateDirectory(source);</text:p>
      <text:p text:style-name="Code">if(Directory.Exists(target)) Directory.Delete(target);</text:p>
      <text:p text:style-name="Code">Directory.Move(source, target);</text:p>
      <text:p text:style-name="Code">Directory.SetCurrentDirectory(target);</text:p>
      <text:p text:style-name="Code">Console.WriteLine(Directory.GetCurrentDirectory());</text:p>
      <text:p text:style-name="Standard"/>
      <text:p text:style-name="Standard"/>
      <text:p text:style-name="Section">1.2<text:tab/>File Class</text:p>
      <text:p text:style-name="Standard"/>
      <text:p text:style-name="Body">You may use the <text:span text:style-name="T2">File</text:span> class to create, open, delete, move and copy files on your file system. The following example will check whether a file already exists and removes it. It will then creates a text file and writes some text into the file and then makes a copy of the file. Finally the program will move the file to another folder. The <text:span text:style-name="T2">Move</text:span> method can also be used to rename a file by using the same location but a different name. To get more information about a file or perform file operations using objects, create a <text:span text:style-name="T3">FileInfo</text:span> object using the file name.</text:p>
      <text:p text:style-name="Standard"/>
      <text:p text:style-name="P21"/>
      <text:p text:style-name="Example">Access files: <text:s/>File1\Program.cs</text:p>
      <text:p text:style-name="Standard"/>
      <text:p text:style-name="Code">string source="Original.txt";</text:p>
      <text:p text:style-name="Code">string target=@"C:\Abc.txt";</text:p>
      <text:p text:style-name="Code">StreamWriter writer = File.CreateText(source);</text:p>
      <text:p text:style-name="Code">writer.WriteLine("Hello System.IO!"); writer.Close();</text:p>
      <text:p text:style-name="Code">File.Copy(source,"Backup.txt");</text:p>
      <text:p text:style-name="Code">if(File.Exists(target)) File.Delete(target);</text:p>
      <text:p text:style-name="Code">File.Move(source,target);</text:p>
      <text:p text:style-name="Standard"/>
      <text:p text:style-name="Standard"/>
      <text:p text:style-name="Section">1.3<text:tab/>Accessing Text Files</text:p>
      <text:p text:style-name="Standard"/>
      <text:p text:style-name="Body">Rather than using the methods of a <text:span text:style-name="T2">File</text:span> class to create or open a file, you can directly create a <text:span text:style-name="T2">StreamWriter</text:span> or <text:span text:style-name="T2">StreamReader</text:span> to directly create, append or open a text file. When opening an existing file, you can pass <text:span text:style-name="T2">true</text:span> as the second parameter to append to the file rather than overwriting the contents of the file.</text:p>
      <text:p text:style-name="Standard"/>
      <text:p text:style-name="Example">Using Stream classes directly File2\Program.cs</text:p>
      <text:p text:style-name="Standard"/>
      <text:p text:style-name="Code">StreamWriter writer = new StreamWriter("C:\\ABC.txt",true);</text:p>
      <text:p text:style-name="Code">writer.WriteLine("Hello System.IO.File!");</text:p>
      <text:p text:style-name="Code">writer.WriteLine("Hello System.IO.StreamWriter!");</text:p>
      <text:p text:style-name="Code">writer.Close();</text:p>
      <text:p text:style-name="Standard"/>
      <text:p text:style-name="Body">Note that if a runtime error occurs while writing to the file, the file may not be property closed until the writer or reader is collected by the GC. For safety you can implement finalization using <text:span text:style-name="T3">try finally</text:span>. Code in the <text:span text:style-name="T3">finally</text:span> section will be executed regardless of whether the code in the <text:span text:style-name="T3">try</text:span> section is successful or not. Another way is to use a <text:span text:style-name="T3">using</text:span> block to obtain the writer or reader object. When the code block is executed, the object is guaranteed to be closed or disposed if it implements <text:span text:style-name="T3">IDisposable</text:span> interface. There is no need for you to manually call the <text:span text:style-name="T3">Close</text:span> method.</text:p>
      <text:p text:style-name="Standard"/>
      <text:p text:style-name="Example">Ensuring the file is always closed</text:p>
      <text:p text:style-name="Standard"/>
      <text:p text:style-name="Code">StreamWriter writer = new StreamWriter("C:\\ABC.txt",true);</text:p>
      <text:p text:style-name="Code">try {</text:p>
      <text:p text:style-name="Code"><text:tab/>writer.WriteLine("Hello System.IO.File!");</text:p>
      <text:p text:style-name="Code"><text:tab/>writer.WriteLine("Hello System.IO.StreamWriter!");</text:p>
      <text:p text:style-name="Code">}<text:tab/>finally { writer.Close(); }</text:p>
      <text:p text:style-name="Standard"/>
      <text:p text:style-name="Example">A using block automatically closes and disposes an object</text:p>
      <text:p text:style-name="Standard"/>
      <text:p text:style-name="Code">using (StreamWriter writer = new StreamWriter("C:\\ABC.txt",true)) {</text:p>
      <text:p text:style-name="Code"><text:tab/>writer.WriteLine("Hello System.IO.File!");</text:p>
      <text:p text:style-name="Code"><text:tab/>writer.WriteLine("Hello System.IO.StreamWriter!");</text:p>
      <text:p text:style-name="Code">}</text:p>
      <text:p text:style-name="Standard"/>
      <text:p text:style-name="Standard"/>
      <text:p text:style-name="P5"/>
      <text:p text:style-name="Code">Console.WriteLine("Read line by line:");</text:p>
      <text:p text:style-name="Code">StreamReader reader = new StreamReader("C:\\ABC.txt");</text:p>
      <text:p text:style-name="Code">string line = reader.ReadLine();<text:tab/><text:span text:style-name="T4">// read 1st line</text:span></text:p>
      <text:p text:style-name="Code">while(line != null) {</text:p>
      <text:p text:style-name="P15">Console.WriteLine(line);</text:p>
      <text:p text:style-name="Code"><text:tab/>line = reader.ReadLine();<text:tab/><text:span text:style-name="T4">// read next line</text:span></text:p>
      <text:p text:style-name="Code">}</text:p>
      <text:p text:style-name="Code">reader.Close();</text:p>
      <text:p text:style-name="Code">Console.WriteLine("Read all contents:");</text:p>
      <text:p text:style-name="Code">reader = new StreamReader("C:\\ABC.txt");</text:p>
      <text:p text:style-name="Code">string data = reader.ReadToEnd();</text:p>
      <text:p text:style-name="Code">reader.Close();</text:p>
      <text:p text:style-name="Code">Console.WriteLine(data);</text:p>
      <text:p text:style-name="Standard"/>
      <text:p text:style-name="Body">The <text:span text:style-name="T2">File</text:span> class also provides very simple content loading and saving methods. If you have an array of text strings that you wish to save to a text file, call a <text:span text:style-name="T2">WriteAllLines</text:span> method. To load back the array of strings, call <text:span text:style-name="T2">ReadAllLines</text:span>. If you have one text string, use <text:span text:style-name="T2">WriteAllText</text:span> and <text:span text:style-name="T2">ReadAllText</text:span> instead.</text:p>
      <text:p text:style-name="Body"/>
      <text:p text:style-name="Example">Writing and reading string arrays</text:p>
      <text:p text:style-name="Standard"/>
      <text:p text:style-name="Code">string[] lines = { "This is line 1.",</text:p>
      <text:p text:style-name="Code"><text:tab/>"This is line 2.",</text:p>
      <text:p text:style-name="Code"><text:tab/>"This is line 3." };</text:p>
      <text:p text:style-name="Code">File.WriteAllLines(@"C:\File1.txt", lines);</text:p>
      <text:p text:style-name="Code">lines = File.ReadAllLines(@"C:\File1.txt");</text:p>
      <text:p text:style-name="Code">foreach (string line in lines) Console.WriteLine(line);</text:p>
      <text:p text:style-name="Standard"/>
      <text:p text:style-name="Example">Writing and reading single text string</text:p>
      <text:p text:style-name="Standard"/>
      <text:p text:style-name="Code">string text = "This is line 1.\r\n" +</text:p>
      <text:p text:style-name="Code"><text:tab/>"This is line 2.\r\n" + "This is line 3.\r\n";</text:p>
      <text:p text:style-name="Code">File.WriteAllText(@"C:\File2.txt", text);</text:p>
      <text:p text:style-name="Code">text = File.ReadAllText(@"C:\File2.txt");</text:p>
      <text:p text:style-name="Code">Console.WriteLine(text);</text:p>
      <text:p text:style-name="Standard"/>
      <text:p text:style-name="Standard"/>
      <text:p text:style-name="Section">1.4<text:tab/>Accessing Binary Files</text:p>
      <text:p text:style-name="Standard"/>
      <text:p text:style-name="Body">To read and write binary files, we can first use the base <text:span text:style-name="T2">FileStream</text:span> class to create a stream object for a file. The constructor will allow you to specify the filename and the access mode (<text:span text:style-name="T2">Create</text:span>, <text:span text:style-name="T2">Open</text:span>, <text:span text:style-name="T2">Append</text:span> etc). This is a low level object where you can read and write byte arrays. However, this would be a bit tedious if we need convert everything to byte arrays before writing to a file. You can then use a <text:span text:style-name="T2">BinaryReader</text:span> and <text:span text:style-name="T2">BinaryWriter</text:span> classes that can convert any data into binary before writing into a stream. The <text:span text:style-name="T2">Write</text:span> method is overloaded to convert and write any type of data into the stream.</text:p>
      <text:p text:style-name="Body"/>
      <text:p text:style-name="P6"/>
      <text:p text:style-name="Example">Writing &amp; reading binary data: File3\Program.cs</text:p>
      <text:p text:style-name="Standard"/>
      <text:p text:style-name="Code">int id = 123;</text:p>
      <text:p text:style-name="Code">string name = "Can of Coke";</text:p>
      <text:p text:style-name="Code">double price = 1.20;</text:p>
      <text:p text:style-name="Code">FileStream stream = new FileStream("C:\\ABC.bin",FileMode.Create);</text:p>
      <text:p text:style-name="Code">BinaryWriter writer = new BinaryWriter(stream);</text:p>
      <text:p text:style-name="Code">writer.Write(id); writer.Write(name); writer.Write(price);</text:p>
      <text:p text:style-name="Code">writer.Close();</text:p>
      <text:p text:style-name="Code">stream = new FileStream("C:\\ABC.bin",FileMode.Open);</text:p>
      <text:p text:style-name="Code">BinaryReader reader = new BinaryReader(stream);</text:p>
      <text:p text:style-name="Code">int id2 = reader.ReadInt32();</text:p>
      <text:p text:style-name="Code">string name2 = reader.ReadString();</text:p>
      <text:p text:style-name="Code">double price2 = reader.ReadDouble();</text:p>
      <text:p text:style-name="Code">reader.Close(); stream.Close();</text:p>
      <text:p text:style-name="Standard"/>
      <text:p text:style-name="Body">The base <text:span text:style-name="T2">FileStream</text:span> class provides additional methods to locate the size of the file using a <text:span text:style-name="T2">Length</text:span> property or retrieve the current position of the file pointer using the <text:span text:style-name="T2">Position</text:span> property and use a <text:span text:style-name="T2">Seek</text:span> method to move the file pointer to any location within the file.</text:p>
      <text:p text:style-name="Standard"/>
      <text:p text:style-name="Example">Random file access</text:p>
      <text:p text:style-name="Standard"/>
      <text:p text:style-name="Code">int id <text:s/>= 220;</text:p>
      <text:p text:style-name="Code">FileStream stream = new FileStream("C:\\ABC.bin",FileMode.Open);</text:p>
      <text:p text:style-name="Code">BinaryReader reader = new BinaryReader(stream);</text:p>
      <text:p text:style-name="Code">BinaryWriter writer = new BinaryWriter(stream);</text:p>
      <text:p text:style-name="Code">Console.WriteLine(stream.Length);</text:p>
      <text:p text:style-name="Code">stream.Seek(4, SeekOrigin.Begin);</text:p>
      <text:p text:style-name="Code">Console.WriteLine(stream.Position);</text:p>
      <text:p text:style-name="Code">Console.WriteLine(reader.ReadString());</text:p>
      <text:p text:style-name="Code">stream.Seek(0, SeekOrigin.Begin);</text:p>
      <text:p text:style-name="Code">writer.Write(id); reader.Close(); writer.Close();</text:p>
      <text:p text:style-name="Standard"/>
      <text:p text:style-name="Standard"/>
      <text:p text:style-name="Section">1.5<text:tab/>Object Serialization</text:p>
      <text:p text:style-name="Text_20_body"/>
      <text:p text:style-name="Body">Serialization is a feature where objects can be written or read from a stream. This will allow you to save and load objects from disk or transfer them across a network. This applies only for data-oriented classes that are designed to store data and not for service-oriented classes that are designed for processing. Since serialization is provided by Microsoft .NET, all you need to do is to assign the <text:span text:style-name="T2">Serializable</text:span> attribute to your class.</text:p>
      <text:p text:style-name="Standard"/>
      <text:p text:style-name="Example">Marking a class serializable: <text:s/>Time.cs</text:p>
      <text:p text:style-name="Standard"/>
      <text:p text:style-name="P13">[Serializable]</text:p>
      <text:p text:style-name="Code">public class Time :ICloneable,IComparable {</text:p>
      <text:p text:style-name="Code"><text:tab/>:</text:p>
      <text:p text:style-name="Text_20_body"/>
      <text:p text:style-name="Normal"/>
      <text:p text:style-name="Normal"><text:soft-page-break/></text:p>
      <text:p text:style-name="Body">To serialize and de-serialize objects in binary format, use the <text:span text:style-name="T2">BinaryFormatter</text:span> class in the <text:span text:style-name="T2">System.Runtime.Serialization.Formatters.Binary </text:span>namespace. The following example we use the binary formatter to serialize and de-serialize a <text:span text:style-name="T2">Time </text:span>object to and from a file. Alternatively, you can also make use of a <text:span text:style-name="T2">SoapFormatter</text:span> from the <text:span text:style-name="T2">System.Runtime.Serialization.Formatters.Soap</text:span> namespace to serialize in SOAP format.</text:p>
      <text:p text:style-name="Standard"/>
      <text:p text:style-name="Example">Serializing to a file: Serialize1</text:p>
      <text:p text:style-name="Standard"/>
      <text:p text:style-name="Code">Time t1 = new Time(10, 20, 30);</text:p>
      <text:p text:style-name="Code">FileStream stream1 = new FileStream("Time.bin", FileMode.Create);</text:p>
      <text:p text:style-name="Code">BinaryFormatter formatter1 = new BinaryFormatter();</text:p>
      <text:p text:style-name="Code">formatter1.Serialize(stream1, t1); stream1.Close();</text:p>
      <text:p text:style-name="Text_20_body"/>
      <text:p text:style-name="Example">De-serializing from a file</text:p>
      <text:p text:style-name="Text_20_body"/>
      <text:p text:style-name="Code">FileStream stream2 = new FileStream("Time.bin", FileMode.Open);</text:p>
      <text:p text:style-name="Code">BinaryFormatter formatter2 = new BinaryFormatter();</text:p>
      <text:p text:style-name="Code">Time t2 = (Time)formatter2.Deserialize(stream2);</text:p>
      <text:p text:style-name="Code">stream2.Close(); Console.WriteLine(t2.ToString());</text:p>
      <text:p text:style-name="Text_20_body"/>
      <text:p text:style-name="Text_20_body"/>
      <text:p text:style-name="P8"/>
      <table:table table:name="Table3" table:style-name="Table3">
        <table:table-column table:style-name="Table3.A"/>
        <table:table-column table:style-name="Table3.B"/>
        <table:table-row table:style-name="Table3.1">
          <table:table-cell table:style-name="Table3.A1" office:value-type="string">
            <text:p text:style-name="ChapterCode">2</text:p>
          </table:table-cell>
          <table:table-cell table:style-name="Table3.B1" office:value-type="string">
            <text:p text:style-name="P12"/>
            <text:p text:style-name="ChapterName">Database Access</text:p>
          </table:table-cell>
        </table:table-row>
      </table:table>
      <text:p text:style-name="Text_20_body"/>
      <text:p text:style-name="Section">2.1<text:tab/>Creating a Database</text:p>
      <text:p text:style-name="Text_20_body"/>
      <text:p text:style-name="Body">Before we can create database applications, we would need to have a database first. Execute the SQL Server Management Studio tool to connect to a local SQL Server Express that has already been installed using the following details.</text:p>
      <text:p text:style-name="Text_20_body"/>
      <text:p text:style-name="Example">Connection Information</text:p>
      <text:p text:style-name="Text"/>
      <text:p text:style-name="Code">Server name<text:tab/>: <text:span text:style-name="T5">.\SQLEXPRESS</text:span></text:p>
      <text:p text:style-name="Code">Authentication<text:tab/>: <text:span text:style-name="T5">Windows Authentication</text:span></text:p>
      <text:p text:style-name="Text_20_body"/>
      <text:p text:style-name="Body">Once the connection has been established, open and execute the following SQL script to create a new database named <text:span text:style-name="T3">SymBank </text:span><text:span text:style-name="T6">and then add a table named </text:span><text:span text:style-name="T3">Accounts</text:span><text:span text:style-name="T6"> to the database.</text:span></text:p>
      <text:p text:style-name="P17"/>
      <text:p text:style-name="P19">SQL script to create a database and table: SQL\SymBank.sql</text:p>
      <text:p text:style-name="P17"/>
      <text:p text:style-name="P14">CREATE DATABASE SymBank</text:p>
      <text:p text:style-name="P14">GO</text:p>
      <text:p text:style-name="P17"/>
      <text:p text:style-name="P14">USE SymBank</text:p>
      <text:p text:style-name="P14">GO</text:p>
      <text:p text:style-name="P17"/>
      <text:p text:style-name="P14">CREATE TABLE Accounts (</text:p>
      <text:p text:style-name="P14"><text:tab/>ID<text:tab/><text:tab/>INT<text:tab/><text:tab/><text:tab/>NOT NULL,</text:p>
      <text:p text:style-name="P14"><text:tab/>Name<text:tab/><text:tab/>NVARCHAR(30)<text:tab/>NOT NULL,</text:p>
      <text:p text:style-name="P14"><text:tab/>Balance<text:tab/>MONEY<text:tab/><text:tab/><text:tab/>NOT NULL)</text:p>
      <text:p text:style-name="P14">GO</text:p>
      <text:p text:style-name="P17"/>
      <text:p text:style-name="P14">ALTER TABLE Accounts</text:p>
      <text:p text:style-name="P14"><text:tab/>ADD CONSTRAINT PK_Accounts</text:p>
      <text:p text:style-name="P14"><text:tab/>PRIMARY KEY (ID)</text:p>
      <text:p text:style-name="P14">GO</text:p>
      <text:p text:style-name="P17"/>
      <text:p text:style-name="P14">ALTER TABLE Accounts</text:p>
      <text:p text:style-name="P14"><text:tab/>ADD CONSTRAINT CK_Accounts_Name</text:p>
      <text:p text:style-name="P14"><text:tab/>CHECK (LEN(Name) &gt; 0)</text:p>
      <text:p text:style-name="P14">GO</text:p>
      <text:p text:style-name="P17"/>
      <text:p text:style-name="P14">ALTER TABLE Accounts</text:p>
      <text:p text:style-name="P14"><text:tab/>ADD CONSTRAINT CK_Accounts_Balance</text:p>
      <text:p text:style-name="P14"><text:tab/>CHECK (Balance &gt;= 0)</text:p>
      <text:p text:style-name="P14">GO</text:p>
      <text:p text:style-name="P14"/>
      <text:p text:style-name="P14"><text:soft-page-break/></text:p>
      <text:p text:style-name="Body">Constraints are added to the database to ensure data integrity. A primary key constraint is added to ensures that no two rows can have the same <text:span text:style-name="T3">ID</text:span>. It also becomes the default order of the rows in the table and searching rows using the primary key would be the fastest. Two check constraints are added to ensure no operation can result in an empty <text:span text:style-name="T3">Name</text:span> or a negative <text:span text:style-name="T3">Balance</text:span><text:span text:style-name="T6">. Such operations will be cancelled and any changes already made will be rolled back. Notice also the use of a </text:span><text:span text:style-name="T3">NOT NULL</text:span><text:span text:style-name="T6"> constraint to guarantee all columns are not optional so it is compulsory for each row to have all the values to be valid.</text:span></text:p>
      <text:p text:style-name="Standard"/>
      <text:p text:style-name="Body">To ensure operational integrity you need to use stored procedures instead. This also ensures that multiple operations can be combined into a single transaction on the server so any changes can be rolled back in case the transaction fails to complete successfully. A transaction can be manually rolled back by using the <text:span text:style-name="T3">ROLLBACK TRANSACTION</text:span> command but any transaction that has not been committed using <text:span text:style-name="T3">COMMIT TRANSACTION</text:span> before the connection is closed will automatically be rolled back anyway. You can create methods in .NET that can be called to run code to perform operations and control transactions but this will not be as efficient as using a stored procedure. However for this example, only the transfer of funds between accounts is implemented as a stored procedure. All other operations will be done from .NET methods.</text:p>
      <text:p text:style-name="Body"/>
      <text:p text:style-name="Example">Stored procedure to transfer between accounts </text:p>
      <text:p text:style-name="Text_20_body"/>
      <text:p text:style-name="Code">CREATE PROCEDURE Transfer(@Source INT, @Target INT, @Amount MONEY) AS</text:p>
      <text:p text:style-name="Code"><text:tab/>IF @Source = @Target BEGIN <text:span text:style-name="T4">-- cannot transfer to same account</text:span></text:p>
      <text:p text:style-name="Code"><text:tab/><text:tab/>RAISERROR('Cannot transfer to same account!',16,1)</text:p>
      <text:p text:style-name="Code"><text:tab/><text:tab/>RETURN -1</text:p>
      <text:p text:style-name="Code"><text:tab/>END</text:p>
      <text:p text:style-name="Code"><text:tab/>IF @Amount &lt;= 0 BEGIN<text:tab/><text:span text:style-name="T4">-- amount cannot be less than 0</text:span></text:p>
      <text:p text:style-name="Code"><text:tab/><text:tab/>RAISERROR('Invalid transfer amount!',16,1)</text:p>
      <text:p text:style-name="Code"><text:tab/><text:tab/>RETURN -2</text:p>
      <text:p text:style-name="Code"><text:tab/>END</text:p>
      <text:p text:style-name="Standard"/>
      <text:p text:style-name="Code"><text:tab/>BEGIN TRANSACTION</text:p>
      <text:p text:style-name="Code"><text:tab/>UPDATE Accounts SET Balance=Balance-@Amount WHERE ID = @Source</text:p>
      <text:p text:style-name="Code"><text:tab/>IF @@ROWCOUNT = 0 BEGIN</text:p>
      <text:p text:style-name="Code"><text:tab/><text:tab/>ROLLBACK TRANSACTION</text:p>
      <text:p text:style-name="Code"><text:tab/><text:tab/>RAISERROR('Invalid source account!',16,1)</text:p>
      <text:p text:style-name="Code"><text:tab/><text:tab/>RETURN -3</text:p>
      <text:p text:style-name="Code"><text:tab/>END</text:p>
      <text:p text:style-name="Code"><text:tab/>UPDATE Accounts SET Balance=Balance+@AMOUNT WHERE ID = @Target</text:p>
      <text:p text:style-name="Code"><text:tab/>IF @@ROWCOUNT = 0 BEGIN</text:p>
      <text:p text:style-name="Code"><text:tab/><text:tab/>ROLLBACK TRANSACTION</text:p>
      <text:p text:style-name="Code"><text:tab/><text:tab/>RAISERROR('Invalid target account!',16,1)</text:p>
      <text:p text:style-name="Code"><text:tab/><text:tab/>RETURN -4</text:p>
      <text:p text:style-name="Code"><text:tab/>END</text:p>
      <text:p text:style-name="Code"><text:tab/>COMMIT TRANSACTION</text:p>
      <text:p text:style-name="Code"><text:tab/>RETURN</text:p>
      <text:p text:style-name="Standard"/>
      <text:p text:style-name="P21"/>
      <text:p text:style-name="Section">2.2<text:tab/>Connecting to Database</text:p>
      <text:p text:style-name="Normal"/>
      <text:p text:style-name="Body">To access the database from Visual Studio, open the Server Explorer window. In the window you should see a <text:span text:style-name="T3">Data Connections</text:span> node. Right-click on the node and select <text:span text:style-name="T3">Add Connection...</text:span> option. Verify that you are connecting to a SQL Server instance and then enter the following details.</text:p>
      <text:p text:style-name="Normal"/>
      <text:p text:style-name="Example">Connection information</text:p>
      <text:p text:style-name="Standard"/>
      <text:p text:style-name="Code">Server name<text:tab/>: <text:span text:style-name="T5">.\SQLEXPRESS</text:span></text:p>
      <text:p text:style-name="Code">Authentication<text:tab/>: <text:span text:style-name="T5">Windows Authentication</text:span></text:p>
      <text:p text:style-name="Code"><text:span text:style-name="T7">Database<text:tab/><text:tab/>:</text:span><text:span text:style-name="T5"> SymBank</text:span></text:p>
      <text:p text:style-name="Standard"/>
      <text:p text:style-name="Body">You can then open that connection and see the <text:span text:style-name="T3">Accounts</text:span> table in the <text:span text:style-name="T3">Tables</text:span> section and <text:span text:style-name="T3">Transfer</text:span> procedure in the <text:span text:style-name="T3">Stored Procedures</text:span> section. Right-click on the table and select <text:span text:style-name="T3">Show Table Data</text:span> option to test adding, updating and removing rows. Add the following rows to the table.</text:p>
      <text:p text:style-name="Normal"/>
      <text:p text:style-name="Example">Rows to add to table</text:p>
      <text:p text:style-name="Standard"/>
      <text:p text:style-name="Code">100<text:tab/>ABC TRADING<text:tab/><text:tab/>50000.0</text:p>
      <text:p text:style-name="Code">200<text:tab/>DEF LIMITED<text:tab/><text:tab/>30000.0</text:p>
      <text:p text:style-name="Normal"/>
      <text:p text:style-name="Body">You can test the stored procedure by right-clicking over the stored procedure and select <text:span text:style-name="T2">Execute</text:span>. A dialog appears to prompt you to input the values for the parameters. You can view results in the <text:span text:style-name="T2">Output</text:span> window or open the tables. Try to transfer <text:span text:style-name="T3">10000.0</text:span> from account <text:span text:style-name="T3">100</text:span> to <text:span text:style-name="T3">200</text:span>. Refresh the table to verify that the balances have been updated.</text:p>
      <text:p text:style-name="Normal"/>
      <text:p text:style-name="Section">2.3<text:tab/>Generating a Data Model</text:p>
      <text:p text:style-name="Standard"/>
      <text:p text:style-name="Body">We will now write code to help perform data operations on the <text:span text:style-name="T3">Accounts</text:span> table in the <text:span text:style-name="T3">SymBank</text:span> database. However rather creating an application we will make a library instead. This would allow multiple applications to access the database using the code in the shared library. Use the following information to create the project in Visual Studio.</text:p>
      <text:p text:style-name="Standard"/>
      <text:p text:style-name="Example">Class Library project information</text:p>
      <text:p text:style-name="Standard"/>
      <text:p text:style-name="Code">Project Name<text:tab/>: <text:span text:style-name="T5">SymBank.Data</text:span></text:p>
      <text:p text:style-name="Code">Project Type<text:tab/>: <text:span text:style-name="T5">Visual C#</text:span> | <text:span text:style-name="T5">Class Library</text:span></text:p>
      <text:p text:style-name="Code">Location<text:tab/><text:tab/>: <text:span text:style-name="T5">C:\CSDEV\SRC</text:span></text:p>
      <text:p text:style-name="Code">Solution<text:tab/><text:tab/>: <text:span text:style-name="T5">Module4</text:span></text:p>
      <text:p text:style-name="P18"/>
      <text:p text:style-name="P16">Once the project has been created you can now generate the data model from the database. A data model is a set of classes that can be generated to contain all the code necessary to connect to the database, send SQL commands to the database to perform operations including calling stored procedure. This makes it easy for you to perform data operations without knowing SQL.</text:p>
      <text:p text:style-name="Standard"/>
      <text:p text:style-name="P5"/>
      <text:p text:style-name="Body">Microsoft provides many different data model generation technologies including <text:span text:style-name="T3">ADO.NET Entity Data Model</text:span> (EDM) and <text:span text:style-name="T3">LINQ to SQL Classes</text:span>. EDM is more complicated and takes more time and effort to setup. If you are a beginner to data access you should start with LINQ to SQL since it is simple and rarely have any issues. To generate a LINQ to SQL data model, right-click over the project and select <text:span text:style-name="T3">Add New Item...</text:span> option. Select the <text:span text:style-name="T3">Data</text:span> node and choose <text:span text:style-name="T3">LINQ to SQL Classes</text:span> option. If this option is not available that means that the tools for LINQ to SQL has not been installed. Modify your Visual Studio installation to add in the tools. Enter <text:span text:style-name="T3">SymBank.dbml</text:span> as the filename and click the <text:span text:style-name="T3">Add</text:span> button.</text:p>
      <text:p text:style-name="Body"/>
      <text:p text:style-name="Body">Once the DBML file has been created and opened, you should see two panels. Drag and drop your tables from your database connection to the left panel and drop your stored procedures on the right panel. Save the file and the model will be generated for you immediately. You can now close the file. Two classes will be generated; <text:span text:style-name="T3">Account</text:span> class which is a data-oriented class to create objects to store data to be added to the table or to store data retrieved from the table and a <text:span text:style-name="T3">SymBankDataContext</text:span> class which is a service-oriented class to be used to perform data operations and call stored procedures. For example the following code is all that is neccessary to add a new account to the table.</text:p>
      <text:p text:style-name="Standard"/>
      <text:p text:style-name="Example">Using LINQ to SQL to add a new row to a table</text:p>
      <text:p text:style-name="Standard"/>
      <text:p text:style-name="Code">var item = new Account {</text:p>
      <text:p text:style-name="Code"><text:tab/>ID = 300, Name = "XYZ PTE LTD", Balance = 50000m };</text:p>
      <text:p text:style-name="Code">var dc = new SymBankDataContext();</text:p>
      <text:p text:style-name="Code">dc.Accounts.InsertOnSubmit(item);</text:p>
      <text:p text:style-name="Code">dc.SubmitChanges();</text:p>
      <text:p text:style-name="Standard"/>
      <text:p text:style-name="Body">However rather than directly write the code in an application we will create a separate class named <text:span text:style-name="T3">AccountService</text:span> that contain methods that can be called to help perform such operations. Since the class is used to provide services and not for the purpose of storing data, you can decide to implement a <text:span text:style-name="T3">static</text:span> class where all members are forced to be static as there is no need to create objects. The data model already has a class named <text:span text:style-name="T3">Account</text:span> specifically to store data on each account.</text:p>
      <text:p text:style-name="Standard"/>
      <text:p text:style-name="Example">Static class providing a static method to add an account: AccountService.cs</text:p>
      <text:p text:style-name="Standard"/>
      <text:p text:style-name="Code">namespace SymBank.Data {</text:p>
      <text:p text:style-name="Code"><text:tab/>public static class AccountService {</text:p>
      <text:p text:style-name="Code"><text:tab/><text:tab/>public static void Add(Account item) {</text:p>
      <text:p text:style-name="Code"><text:tab/><text:tab/><text:tab/>var dc = new SymBankDataContext();</text:p>
      <text:p text:style-name="Code"><text:tab/><text:tab/><text:tab/>dc.Accounts.InsertOnSubmit(item);</text:p>
      <text:p text:style-name="Code"><text:tab/><text:tab/><text:tab/>dc.SubmitChanges();</text:p>
      <text:p text:style-name="Code"><text:tab/><text:tab/>}</text:p>
      <text:p text:style-name="Code"><text:tab/>}</text:p>
      <text:p text:style-name="Code">}</text:p>
      <text:p text:style-name="Standard"/>
      <text:p text:style-name="P21"/>
      <text:p text:style-name="Example">Add method is not static</text:p>
      <text:p text:style-name="Standard"/>
      <text:p text:style-name="Code">var item = new Account {</text:p>
      <text:p text:style-name="Code"><text:tab/>ID = 300, Name = "XYZ PTE LTD", Balance = 50000m };</text:p>
      <text:p text:style-name="Code">var service = new AccountService();</text:p>
      <text:p text:style-name="Code">service.Add(item);</text:p>
      <text:p text:style-name="Standard"/>
      <text:p text:style-name="Example">Add method is static</text:p>
      <text:p text:style-name="Standard"/>
      <text:p text:style-name="Code">var item = new Account {</text:p>
      <text:p text:style-name="Code"><text:tab/>ID = 300, Name = "XYZ PTE LTD", Balance = 50000m };</text:p>
      <text:p text:style-name="Code">AccountService.Add(item);</text:p>
      <text:p text:style-name="Standard"/>
      <text:p text:style-name="Body">We will now add additional methods to update and remove rows from the table. <text:s/>Add <text:span text:style-name="T3">Debit</text:span> and <text:span text:style-name="T3">Credit</text:span> methods to update the balance of an account. We can do checking to verify that transaction amount cannot be zero or less. To query the a database, use LINQ (Language Integrated Query) extension methods. To use the methods make sure you import the <text:span text:style-name="T3">System.Linq</text:span> namespace. The methods work for arrays and collections as well, not only for a database table.</text:p>
      <text:p text:style-name="Standard"/>
      <text:p text:style-name="Example">Namespace for LINQ</text:p>
      <text:p text:style-name="Standard"/>
      <text:p text:style-name="Code">using System.Linq;</text:p>
      <text:p text:style-name="Code"/>
      <text:p text:style-name="Body">To locate an account to update or remove use the LINQ <text:span text:style-name="T3">Single</text:span> method. Pass in <text:s/>a lambda expression to determine the account to retrieve. A runtime error will occur automatically if the account cannot be located.</text:p>
      <text:p text:style-name="Standard"/>
      <text:p text:style-name="Example">Methods to debit, credit and remove an account</text:p>
      <text:p text:style-name="Standard"/>
      <text:p text:style-name="Code">public static void Debit(int id, decimal amount) {</text:p>
      <text:p text:style-name="Code"><text:tab/>if (amount &lt;= 0) throw new Exception("Invalid debit amount.");</text:p>
      <text:p text:style-name="Code"><text:tab/>var dc = new SymBankDataContext();</text:p>
      <text:p text:style-name="Code"><text:tab/>var item = dc.Accounts.Single(account =&gt; account.ID == id);</text:p>
      <text:p text:style-name="Code"><text:tab/>item.Balance += amount; dc.SubmitChanges();</text:p>
      <text:p text:style-name="Code">}</text:p>
      <text:p text:style-name="Code"/>
      <text:p text:style-name="Code">public static void Credit(int id, decimal amount) {</text:p>
      <text:p text:style-name="Code"><text:tab/>if (amount &lt;= 0) throw new Exception("Invalid credit amount.");</text:p>
      <text:p text:style-name="Code"><text:tab/>var dc = new SymBankDataContext();</text:p>
      <text:p text:style-name="Code"><text:tab/>var item = dc.Accounts.Single(account =&gt; account.ID == id);</text:p>
      <text:p text:style-name="Code"><text:tab/>item.Balance -= amount; dc.SubmitChanges();</text:p>
      <text:p text:style-name="Code">}</text:p>
      <text:p text:style-name="Standard"/>
      <text:p text:style-name="Code">public static void Remove(int id) {</text:p>
      <text:p text:style-name="Code"><text:tab/>var dc = new SymBankDataContext();</text:p>
      <text:p text:style-name="Code"><text:tab/>var item = dc.Accounts.Single(account =&gt; account.ID == id);</text:p>
      <text:p text:style-name="Code"><text:tab/>dc.Accounts.DeleteOnSubmit(item);</text:p>
      <text:p text:style-name="Code"><text:tab/>dc.SubmitChanges();</text:p>
      <text:p text:style-name="Code">}</text:p>
      <text:p text:style-name="Standard"/>
      <text:p text:style-name="Code"><text:soft-page-break/></text:p>
      <text:p text:style-name="Body">You can easily called stored procedures as well. The following method is used to transfer money between two accounts by calling the <text:span text:style-name="T3">Transfer</text:span> procedure. </text:p>
      <text:p text:style-name="Standard"/>
      <text:p text:style-name="Example">Calling a stored procedure</text:p>
      <text:p text:style-name="Standard"/>
      <text:p text:style-name="Code">public static void Transfer(int source, int target, decimal amount) {</text:p>
      <text:p text:style-name="Code"><text:tab/>var dc = new SymBankDataContext();</text:p>
      <text:p text:style-name="Code"><text:tab/>dc.Transfer(source, target, amount);</text:p>
      <text:p text:style-name="Code">}</text:p>
      <text:p text:style-name="Standard"/>
      <text:p text:style-name="Body">We have implemented all the operations to update the <text:span text:style-name="T3">Accounts</text:span> table, the rest <text:s/>is for querying data in the table. This is where LINQ extension methods will be mostly used. To retrieve and return a single account use the <text:span text:style-name="T3">Single</text:span> method as usual.</text:p>
      <text:p text:style-name="Standard"/>
      <text:p text:style-name="Example">Method that returns a single account</text:p>
      <text:p text:style-name="Standard"/>
      <text:p text:style-name="Code">public static Account GetItem(int id) {</text:p>
      <text:p text:style-name="Code"><text:tab/>var dc = new SymBankDataContext();</text:p>
      <text:p text:style-name="Code"><text:tab/>return dc.Accounts.Single(account =&gt; account.ID == id);</text:p>
      <text:p text:style-name="Code">}</text:p>
      <text:p text:style-name="Standard"/>
      <text:p text:style-name="Body">You can download multiple rows from a database into an array, list or dictionary by calling the LINQ <text:span text:style-name="T3">ToArray</text:span>, <text:span text:style-name="T3">ToList</text:span> or <text:span text:style-name="T3">ToDictionary</text:span> methods.</text:p>
      <text:p text:style-name="Standard"/>
      <text:p text:style-name="Example">Method to return a collection of accounts</text:p>
      <text:p text:style-name="Standard"/>
      <text:p text:style-name="Code">public static List&lt;Account&gt; GetList() {</text:p>
      <text:p text:style-name="Code"><text:tab/>var dc = new SymBankDataContext();</text:p>
      <text:p text:style-name="Code"><text:tab/>return dc.Accounts.ToList();</text:p>
      <text:p text:style-name="Code">}</text:p>
      <text:p text:style-name="Standard"/>
      <text:p text:style-name="Body">There are many other LINQ methods to help query a database; <text:span text:style-name="T3">Where</text:span> method can be used to filter rows so that not all rows will be selected, <text:span text:style-name="T3">OrderBy</text:span> method to change the order of the selected rows, <text:span text:style-name="T3">Select</text:span> to determine what is returned instead of the entire row, <text:span text:style-name="T3">Distinct</text:span> to ensure that the result has no duplicates. The following shows how to retrieve a list of account names without duplicates for accounts that have a non-zero balance ordered by the account name into an array.</text:p>
      <text:p text:style-name="Standard"/>
      <text:p text:style-name="Example">Using LINQ extension methods</text:p>
      <text:p text:style-name="Standard"/>
      <text:p text:style-name="Code">public static string[] GetNameList() {</text:p>
      <text:p text:style-name="Code"><text:tab/>var dc = new SymBankDataContext();</text:p>
      <text:p text:style-name="Code"><text:tab/>return dc.Accounts</text:p>
      <text:p text:style-name="Code"><text:tab/><text:tab/>.Where(account =&gt; account.Balance &gt; 0)</text:p>
      <text:p text:style-name="Code"><text:tab/><text:tab/>.OrderBy(account =&gt; account.Name)</text:p>
      <text:p text:style-name="Code"><text:tab/><text:tab/>.Select(account =&gt; account.Name)</text:p>
      <text:p text:style-name="Code"><text:tab/><text:tab/>.Distinct().ToArray();</text:p>
      <text:p text:style-name="Code">}</text:p>
      <text:p text:style-name="Standard"/>
      <text:p text:style-name="P5"/>
      <text:p text:style-name="Body">LINQ is integrated with the programming language so C# has keywords you can use to construct a query without having to call LINQ extension methods directly as show below. However not all LINQ methods have corresponding keyword so methods like Distinct and ToArray have to be called normally.</text:p>
      <text:p text:style-name="Standard"/>
      <text:p text:style-name="Example">Using the C# query language</text:p>
      <text:p text:style-name="Standard"/>
      <text:p text:style-name="Code">public static string[] GetNameList() {</text:p>
      <text:p text:style-name="Code"><text:tab/>var dc = new SymBankDataContext();</text:p>
      <text:p text:style-name="Code"><text:tab/>return (from account in dc.Accounts</text:p>
      <text:p text:style-name="Code"><text:tab/><text:tab/>where account.Balance &gt; 0</text:p>
      <text:p text:style-name="Code"><text:tab/><text:tab/>orderby account.Name</text:p>
      <text:p text:style-name="Code"><text:tab/><text:tab/>select account.Name)</text:p>
      <text:p text:style-name="Code"><text:tab/><text:tab/>.Distinct().ToArray();</text:p>
      <text:p text:style-name="Code">}</text:p>
      <text:p text:style-name="Code"/>
      <text:p text:style-name="Body">LINQ also provide aggregation methods like Min, Max, Sum, Average and Count that returns a single scalar value. The following demonstrates that the methods can be applied to any <text:span text:style-name="T3">IQueryable</text:span> instances at any stage of the query.</text:p>
      <text:p text:style-name="Body"/>
      <text:p text:style-name="Example">Using LINQ aggregation methods</text:p>
      <text:p text:style-name="Body"/>
      <text:p text:style-name="Code">var n0 = dc.Accounts.Count();</text:p>
      <text:p text:style-name="Code">var n1 = dc.Count(item =&gt; item == host);</text:p>
      <text:p text:style-name="Code">var n2 = dc.Sum(item =&gt; item.Balance);</text:p>
      <text:p text:style-name="Code"/>
      <text:p text:style-name="Example">Return total number of accounts and total balance</text:p>
      <text:p text:style-name="Standard"/>
      <text:p text:style-name="Code">public static int Count {</text:p>
      <text:p text:style-name="Code"><text:tab/>get {</text:p>
      <text:p text:style-name="Code"><text:tab/><text:tab/>var dc = new SymBankDataContext();</text:p>
      <text:p text:style-name="Code"><text:tab/><text:tab/>return dc.Accounts.Count();</text:p>
      <text:p text:style-name="Code"><text:tab/>}</text:p>
      <text:p text:style-name="Code">}</text:p>
      <text:p text:style-name="Code"/>
      <text:p text:style-name="Code">public static decimal TotalBalance {</text:p>
      <text:p text:style-name="Code"><text:tab/>get {</text:p>
      <text:p text:style-name="Code"><text:tab/><text:tab/>var dc = new SymBankDataContext();</text:p>
      <text:p text:style-name="Code"><text:tab/><text:tab/><text:tab/>return dc.Accounts</text:p>
      <text:p text:style-name="Code"><text:tab/><text:tab/><text:tab/><text:tab/>.Where(account =&gt; account.Balance &gt; 0)</text:p>
      <text:p text:style-name="Code"><text:tab/><text:tab/><text:tab/><text:tab/>.Sum(account =&gt; account.Balance);</text:p>
      <text:p text:style-name="Code"><text:tab/><text:tab/>}</text:p>
      <text:p text:style-name="Code"><text:tab/>}</text:p>
      <text:p text:style-name="Cod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mily-generic="modern"/>
    <style:font-face style:name="OpenSymbol" svg:font-family="OpenSymbol,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ModuleName" style:family="paragraph" style:parent-style-name="Standard">
      <style:paragraph-properties fo:text-align="center" style:justify-single-word="false"/>
      <style:text-properties fo:color="#ff0000" style:font-name="Century Gothic" fo:font-size="36pt" style:font-size-asian="36pt" style:font-name-complex="Century Gothic" style:font-size-complex="10pt" style:font-weight-complex="bold"/>
    </style:style>
    <style:style style:name="ModuleCode" style:family="paragraph" style:parent-style-name="Header">
      <style:paragraph-properties fo:text-align="center" style:justify-single-word="false"/>
      <style:text-properties fo:color="#0000ff" style:font-name="Century Gothic" fo:font-size="36pt" style:font-size-asian="36pt" style:font-name-complex="Century Gothic" style:font-size-complex="10pt" style:font-weight-complex="bold"/>
    </style:style>
    <style:style style:name="Copyright" style:family="paragraph" style:parent-style-name="Footer">
      <style:paragraph-properties fo:text-align="center" style:justify-single-word="false"/>
      <style:text-properties fo:color="#008000" style:font-name="Verdana" fo:font-size="16pt" fo:language="zxx" fo:country="none" style:font-size-asian="16pt" style:font-name-complex="Verdana" style:font-size-complex="10pt" style:font-weight-complex="bold"/>
    </style:style>
    <style:style style:name="Section" style:family="paragraph" style:parent-style-name="Standard">
      <style:text-properties fo:color="#008000" style:font-name="Century Gothic" fo:font-size="16pt" fo:language="zxx" fo:country="none" style:font-size-asian="16pt" style:font-name-complex="Century Gothic"/>
    </style:style>
    <style:style style:name="ChapterCode" style:family="paragraph" style:parent-style-name="Standard">
      <style:paragraph-properties fo:text-align="center" style:justify-single-word="false"/>
      <style:text-properties fo:color="#0000ff" style:font-name="Century Gothic" fo:font-size="72pt" style:font-size-asian="72pt" style:font-name-complex="Century Gothic" style:font-size-complex="10pt" style:font-weight-complex="bold"/>
    </style:style>
    <style:style style:name="ChapterName" style:family="paragraph" style:parent-style-name="Standard">
      <style:paragraph-properties fo:text-align="center" style:justify-single-word="false"/>
      <style:text-properties fo:color="#ff0000" style:font-name="Century Gothic" fo:font-size="24pt" style:font-size-asian="24pt" style:font-name-complex="Century Gothic" style:font-size-complex="10pt" style:font-weight-complex="bold"/>
    </style:style>
    <style:style style:name="Body" style:family="paragraph" style:parent-style-name="Standard">
      <style:paragraph-properties fo:text-align="justify" style:justify-single-word="false"/>
      <style:text-properties style:font-name="Verdana" fo:font-size="12pt" fo:language="zxx" fo:country="none" style:font-size-asian="12pt" style:font-name-complex="Verdana"/>
    </style:style>
    <style:style style:name="Example" style:family="paragraph" style:parent-style-name="Body">
      <style:text-properties fo:color="#ff0000" fo:language="zxx" fo:country="none" style:text-underline-style="solid" style:text-underline-width="auto" style:text-underline-color="font-color"/>
    </style:style>
    <style:style style:name="Code" style:family="paragraph" style:parent-style-name="Body">
      <style:text-properties style:font-name="Consolas" fo:language="zxx" fo:country="none" style:font-name-complex="Consolas"/>
    </style:style>
    <style:style style:name="SectionTitle" style:family="paragraph" style:parent-style-name="Standard">
      <style:text-properties fo:color="#008000" style:font-name="ITC Avant Garde Gothic" fo:font-size="16pt" fo:language="zxx" fo:country="none" style:font-size-asian="16pt" style:font-name-complex="ITC Avant Garde Gothic"/>
    </style:style>
    <style:style style:name="CodeHighlight" style:family="paragraph" style:parent-style-name="Code">
      <style:paragraph-properties fo:text-align="start"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paragraph-properties fo:margin-top="0in" fo:margin-bottom="0in"/>
      <style:text-properties fo:font-size="10pt" style:font-size-asian="10pt"/>
    </style:style>
    <style:style style:name="Normal" style:family="paragraph" style:parent-style-name="Example" style:class="text" style:master-page-name="">
      <style:paragraph-properties style:page-number="auto" fo:background-color="transparent">
        <style:background-image/>
      </style:paragraph-properties>
      <style:text-properties style:use-window-font-color="true" style:font-name="Times New Roman1" fo:font-size="10pt" style:text-underline-style="none"/>
    </style:style>
    <style:style style:name="Default_20_Paragraph_20_Font" style:display-name="Default Paragraph Font" style:family="text"/>
    <style:style style:name="WW-Default_20_Paragraph_20_Font" style:display-name="WW-Default Paragraph Font" style:family="text"/>
    <style:style style:name="Page_20_Number" style:display-name="Page Number" style:family="text" style:parent-style-name="WW-Default_20_Paragraph_20_Font"/>
    <style:style style:name="Body_20_Char" style:display-name="Body Char" style:family="text">
      <style:text-properties style:font-name="Verdana" fo:font-size="12pt" fo:language="en" fo:country="US" style:font-size-asian="12pt" style:font-name-complex="Verdana" style:font-size-complex="12pt" style:language-complex="ar" style:country-complex="SA"/>
    </style:style>
    <style:style style:name="Example_20_Char" style:display-name="Example Char" style:family="text">
      <style:text-properties fo:color="#ff0000" style:font-name="Verdana" fo:font-size="12pt" fo:language="zxx" fo:country="none" style:text-underline-style="solid" style:text-underline-width="auto" style:text-underline-color="font-color" style:font-size-asian="12pt" style:font-name-complex="Verdana" style:font-size-complex="12pt" style:language-complex="ar" style:country-complex="SA"/>
    </style:style>
    <style:style style:name="Code_20_Char" style:display-name="Code Char" style:family="text">
      <style:text-properties style:font-name="Consolas" fo:font-size="12pt" fo:language="zxx" fo:country="none" style:font-size-asian="12pt" style:font-name-complex="Consolas" style:font-size-complex="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M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M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MP4" style:family="paragraph" style:parent-style-name="Header">
      <style:text-properties fo:language="zxx" fo:country="none" style:language-asian="zxx" style:country-asian="none"/>
    </style:style>
    <style:style style:name="MT1" style:family="text">
      <style:text-properties fo:color="#ff0000" fo:font-size="16pt" style:font-size-asian="16pt" style:font-name-complex="Verdana"/>
    </style:style>
    <style:style style:name="M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Module 4: Microsoft .NET Framework Library </text:p>
      </style:header>
      <style:header-left>
        <text:p text:style-name="MP2">Visual C# Programming with Visual Studio</text:p>
      </style:header-left>
      <style:footer>
        <text:p text:style-name="MP3"><text:span text:style-name="Page_20_Number"><text:span text:style-name="MT1"><text:page-number text:select-page="current">15</text:page-number></text:span></text:span></text:p>
      </style:footer>
      <style:footer-left>
        <text:p text:style-name="MP3"><text:span text:style-name="Page_20_Number"><text:span text:style-name="MT1"><text:page-number text:select-page="current">14</text:page-number></text:span></text:span></text:p>
      </style:footer-left>
    </style:master-page>
    <style:master-page style:name="First_20_Page" style:display-name="First Page" style:page-layout-name="Mpm1" style:next-style-name="Standard">
      <style:header>
        <text:p text:style-name="MP4"><draw:frame draw:style-name="Mfr1" draw:name="graphics2" text:anchor-type="char" svg:x="0in" svg:y="0in" svg:width="3.1138in" svg:height="0.5827in" draw:z-index="0"><draw:image xlink:href="Pictures/100002010000012C000000392A5B47C3.png" xlink:type="simple" xlink:show="embed" xlink:actuate="onLoad"/></draw:frame></text:p>
      </style:header>
      <style:footer>
        <text:p text:style-name="Copy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ule 1</dc:title>
    <meta:initial-creator>PHILLIP MADDEN</meta:initial-creator>
    <meta:creation-date>2011-10-16T22:37:00</meta:creation-date>
    <dc:date>2025-12-03T11:44:49.56</dc:date>
    <meta:print-date>2014-05-08T06:11:00</meta:print-date>
    <meta:editing-cycles>37</meta:editing-cycles>
    <meta:editing-duration>PT1H12M37S</meta:editing-duration>
    <meta:generator>OpenOffice/4.1.16$Win32 OpenOffice.org_project/4116m3$Build-9816</meta:generator>
    <dc:creator>PHILLIP MADDEN</dc:creator>
    <meta:document-statistic meta:table-count="3" meta:image-count="1" meta:object-count="0" meta:page-count="14" meta:paragraph-count="315" meta:word-count="3131" meta:character-count="20646"/>
  </office:meta>
</office:document-meta>
</file>